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771cm" fo:min-width="4.441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425cm" fo:min-width="0.624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02cm" fo:min-width="0.452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718cm" fo:min-width="0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494cm" fo:min-width="0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703cm" fo:min-width="2.357cm"/>
      <style:paragraph-properties style:writing-mode="lr-tb"/>
    </style:style>
    <style:style style:name="gr7" style:family="graphic" style:parent-style-name="objectwithoutfill">
      <style:graphic-properties svg:stroke-color="#3465a4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857cm" svg:x="10.525cm" svg:y="8.938cm">
          <text:p text:style-name="P1">ALIEN SHIP</text:p>
          <text:p text:style-name="P1">IN B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2.587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4.809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7.03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9.254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1.794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4.017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6.557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9.41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21.95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2.904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5.126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7.34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9.571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2.111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4.334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6.874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9.73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22.27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3.857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6.08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8.302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0.842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3.065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5.605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18.463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88cm" svg:height="0.953cm" svg:x="21.003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52cm" svg:height="1.27cm" svg:x="13.382cm" svg:y="13.48cm">
          <text:p text:style-name="P1">Pedestal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368cm" svg:x="6.715cm" svg:y="13.382cm">
          <text:p text:style-name="P1">H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1.05cm" svg:x="20.05cm" svg:y="13.7cm">
          <text:p text:style-name="P1">Al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57cm" svg:height="0.953cm" svg:x="12.43cm" svg:y="12.747cm">
          <text:p text:style-name="P1">BF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762cm" svg:y1="6.397cm" svg:x2="5.445cm" svg:y2="12.1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2T20:57:46.503000000</meta:creation-date>
    <dc:date>2021-02-22T21:05:04.528000000</dc:date>
    <meta:editing-duration>PT7M19S</meta:editing-duration>
    <meta:editing-cycles>1</meta:editing-cycles>
    <meta:document-statistic meta:object-count="32"/>
    <meta:generator>LibreOffice/7.0.4.2$Windows_X86_64 LibreOffice_project/dcf040e67528d9187c66b2379df5ea4407429775</meta:generator>
  </office:meta>
</office:document-meta>
</file>